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0000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0000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000000" fo:border="0.74pt solid #000000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fo:background-color="#000000" fo:border="0.74pt solid #000000"/>
    </style:style>
    <style:style style:name="ce14" style:family="table-cell" style:parent-style-name="Default">
      <style:table-cell-properties fo:background-color="#000000" fo:border="0.74pt solid #000000"/>
    </style:style>
    <style:style style:name="ce15" style:family="table-cell" style:parent-style-name="Default">
      <style:table-cell-properties fo:background-color="#000000" fo:border="0.74pt solid #000000"/>
    </style:style>
    <style:style style:name="ce16" style:family="table-cell" style:parent-style-name="Default">
      <style:table-cell-properties fo:background-color="#000000" fo:border="0.74pt solid #000000"/>
    </style:style>
    <style:style style:name="ce17" style:family="table-cell" style:parent-style-name="Default">
      <style:table-cell-properties fo:background-color="#000000" fo:border="0.74pt solid #000000"/>
    </style:style>
    <style:style style:name="ce18" style:family="table-cell" style:parent-style-name="Default">
      <style:table-cell-properties fo:background-color="#000000" fo:border="0.74pt solid #000000"/>
    </style:style>
    <style:style style:name="ce19" style:family="table-cell" style:parent-style-name="Default">
      <style:table-cell-properties fo:background-color="#000000" fo:border="0.74pt solid #000000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ackground-color="#000000" fo:border="0.74pt solid #000000"/>
    </style:style>
    <style:style style:name="ce22" style:family="table-cell" style:parent-style-name="Default">
      <style:table-cell-properties fo:background-color="#000000" fo:border="0.74pt solid #000000"/>
    </style:style>
    <style:style style:name="ce23" style:family="table-cell" style:parent-style-name="Default">
      <style:table-cell-properties fo:background-color="#000000" fo:border="0.74pt solid #000000"/>
    </style:style>
    <style:style style:name="ce24" style:family="table-cell" style:parent-style-name="Default">
      <style:table-cell-properties fo:background-color="#000000" fo:border="0.74pt solid #000000"/>
    </style:style>
    <style:style style:name="ce25" style:family="table-cell" style:parent-style-name="Default">
      <style:table-cell-properties fo:background-color="#000000" fo:border="0.74pt solid #000000"/>
    </style:style>
    <style:style style:name="ce26" style:family="table-cell" style:parent-style-name="Default">
      <style:table-cell-properties fo:background-color="#000000" fo:border="0.74pt solid #000000"/>
    </style:style>
    <style:style style:name="ce27" style:family="table-cell" style:parent-style-name="Default">
      <style:table-cell-properties fo:background-color="#000000" fo:border="0.74pt solid #000000"/>
    </style:style>
    <style:style style:name="ce28" style:family="table-cell" style:parent-style-name="Default">
      <style:table-cell-properties fo:background-color="#000000" fo:border="0.74pt solid #000000"/>
    </style:style>
    <style:style style:name="ce29" style:family="table-cell" style:parent-style-name="Default">
      <style:table-cell-properties fo:background-color="#000000" fo:border="0.74pt solid #000000"/>
    </style:style>
    <style:style style:name="ce30" style:family="table-cell" style:parent-style-name="Default">
      <style:table-cell-properties fo:background-color="#000000" fo:border="0.74pt solid #000000"/>
    </style:style>
    <style:style style:name="ce31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fo:background-color="#000000" fo:border="0.74pt solid #000000"/>
    </style:style>
    <style:style style:name="ce33" style:family="table-cell" style:parent-style-name="Default">
      <style:table-cell-properties fo:background-color="#000000" fo:border="0.74pt solid #000000"/>
    </style:style>
    <style:style style:name="ce34" style:family="table-cell" style:parent-style-name="Default">
      <style:table-cell-properties fo:background-color="#000000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9.47pt" svg:height="293.67pt" svg:x="761.78pt" svg:y="29.37pt">
            <loext:p draw:notify-on-update-of-ranges="Sheet1.A2:Sheet1.A8 Sheet1.B2:Sheet1.B8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283.32pt" svg:y="132.49pt">
            <loext:p draw:notify-on-update-of-ranges="Sheet1.A15:Sheet1.A22 Sheet1.B15:Sheet1.B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7.17pt" svg:height="255.26pt" svg:x="131.13pt" svg:y="450.99pt">
            <loext:p draw:notify-on-update-of-ranges="Sheet1.A34:Sheet1.A65 Sheet1.B34:Sheet1.B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Key Points</text:p>
          </table:table-cell>
          <table:table-cell office:value-type="string" calcext:value-type="string">
            <text:p>Average Time/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29.06" calcext:value-type="float">
            <text:p>29.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762" calcext:value-type="float">
            <text:p>2762</text:p>
          </table:table-cell>
          <table:table-cell office:value-type="float" office:value="23.68" calcext:value-type="float">
            <text:p>23.68</text:p>
          </table:table-cell>
          <table:table-cell office:value-type="float" office:value="23.6817" calcext:value-type="float">
            <text:p>23.68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491" calcext:value-type="float">
            <text:p>1491</text:p>
          </table:table-cell>
          <table:table-cell office:value-type="float" office:value="0.46" calcext:value-type="float">
            <text:p>0.46</text:p>
          </table:table-cell>
          <table:table-cell office:value-type="float" office:value="0.462887" calcext:value-type="float">
            <text:p>0.4628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84" calcext:value-type="float">
            <text:p>1084</text:p>
          </table:table-cell>
          <table:table-cell office:value-type="float" office:value="7.28" calcext:value-type="float">
            <text:p>7.28</text:p>
          </table:table-cell>
          <table:table-cell office:value-type="float" office:value="7.27646" calcext:value-type="float">
            <text:p>7.27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1160" calcext:value-type="float">
            <text:p>1160</text:p>
          </table:table-cell>
          <table:table-cell office:value-type="float" office:value="4.43" calcext:value-type="float">
            <text:p>4.43</text:p>
          </table:table-cell>
          <table:table-cell office:value-type="float" office:value="4.42998" calcext:value-type="float">
            <text:p>4.429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2326" calcext:value-type="float">
            <text:p>2326</text:p>
          </table:table-cell>
          <table:table-cell office:value-type="float" office:value="5.87" calcext:value-type="float">
            <text:p>5.87</text:p>
          </table:table-cell>
          <table:table-cell office:value-type="float" office:value="5.86637" calcext:value-type="float">
            <text:p>5.866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6" calcext:value-type="float">
            <text:p>1386</text:p>
          </table:table-cell>
          <table:table-cell office:value-type="float" office:value="48.12" calcext:value-type="float">
            <text:p>48.12</text:p>
          </table:table-cell>
          <table:table-cell office:value-type="float" office:value="48.1228" calcext:value-type="float">
            <text:p>48.1228</text:p>
          </table:table-cell>
          <table:table-cell table:number-columns-repeated="26"/>
        </table:table-row>
        <table:table-row table:style-name="ro1" table:number-rows-repeated="6">
          <table:table-cell table:number-columns-repeated="3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table:number-columns-repeated="2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table:number-columns-repeated="2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table:number-columns-repeated="2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number-columns-repeated="2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table:number-columns-repeated="2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8" table:number-rows-spanned="1">
            <text:p>Matched Key Point Count for Different Detector Descriptor Combinations</text:p>
          </table:table-cell>
          <table:covered-table-cell table:number-columns-repeated="7" table:style-name="ce2"/>
          <table:table-cell table:number-columns-repeated="8"/>
        </table:table-row>
        <table:table-row table:style-name="ro1">
          <table:table-cell table:number-columns-repeated="14"/>
          <table:table-cell table:style-name="ce2"/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SHITOMASI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2" office:value-type="string" calcext:value-type="string">
            <text:p>BRIEF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99" calcext:value-type="float">
            <text:p>1099</text:p>
          </table:table-cell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12"/>
          <table:table-cell table:style-name="ce2" office:value-type="string" calcext:value-type="string">
            <text:p>ORB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71" calcext:value-type="float">
            <text:p>1071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182" calcext:value-type="float">
            <text:p>1182</text:p>
          </table:table-cell>
          <table:table-cell table:style-name="ce24"/>
          <table:table-cell table:style-name="ce3"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number-columns-repeated="12"/>
          <table:table-cell table:style-name="ce2" office:value-type="string" calcext:value-type="string">
            <text:p>FREAK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524" calcext:value-type="float">
            <text:p>15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465" calcext:value-type="float">
            <text:p>14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number-columns-repeated="12"/>
          <table:table-cell table:style-name="ce2" office:value-type="string" calcext:value-type="string">
            <text:p>AKAZE</text:p>
          </table:table-cell>
          <table:table-cell table:style-name="ce4"/>
          <table:table-cell table:style-name="ce12"/>
          <table:table-cell table:style-name="ce16"/>
          <table:table-cell table:style-name="ce20"/>
          <table:table-cell table:style-name="ce3" office:value-type="float" office:value="1259" calcext:value-type="float">
            <text:p>1259</text:p>
          </table:table-cell>
          <table:table-cell table:style-name="ce25"/>
          <table:table-cell table:style-name="ce31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12"/>
          <table:table-cell table:style-name="ce2" office:value-type="string" calcext:value-type="string">
            <text:p>SIFT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1646" calcext:value-type="float">
            <text:p>164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650" calcext:value-type="float">
            <text:p>1650</text:p>
          </table:table-cell>
          <table:table-cell/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SHITOMAS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spanned="8" table:number-rows-spanned="1"/>
          <table:covered-table-cell table:number-columns-repeated="7"/>
          <table:table-cell/>
          <table:table-cell office:value-type="float" office:value="7.27646" calcext:value-type="float">
            <text:p>7.27646</text:p>
          </table:table-cell>
          <table:table-cell office:value-type="float" office:value="0.462887" calcext:value-type="float">
            <text:p>0.462887</text:p>
          </table:table-cell>
          <table:table-cell office:value-type="float" office:value="23.6817" calcext:value-type="float">
            <text:p>23.6817</text:p>
          </table:table-cell>
          <table:table-cell office:value-type="float" office:value="4.42998" calcext:value-type="float">
            <text:p>4.42998</text:p>
          </table:table-cell>
          <table:table-cell office:value-type="float" office:value="29.06" calcext:value-type="float">
            <text:p>29.06</text:p>
          </table:table-cell>
          <table:table-cell office:value-type="float" office:value="48.1228" calcext:value-type="float">
            <text:p>48.1228</text:p>
          </table:table-cell>
          <table:table-cell office:value-type="float" office:value="5.86637" calcext:value-type="float">
            <text:p>5.866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2"/>
          <table:table-cell table:style-name="ce1" office:value-type="string" calcext:value-type="string" table:number-columns-spanned="8" table:number-rows-spanned="1">
            <text:p>Consumed Description Extraction Time for Different Detector Descriptor Combinations</text:p>
          </table:table-cell>
          <table:covered-table-cell table:number-columns-repeated="7" table:style-name="ce2"/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12"/>
          <table:table-cell table:style-name="ce2"/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SHITOMASI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12"/>
          <table:table-cell table:style-name="ce2" office:value-type="string" calcext:value-type="string">
            <text:p>BRIEF</text:p>
          </table:table-cell>
          <table:table-cell table:style-name="ce5" office:value-type="float" office:value="0.628122" calcext:value-type="float">
            <text:p>0.628122</text:p>
          </table:table-cell>
          <table:table-cell table:style-name="ce5" office:value-type="float" office:value="0.598963" calcext:value-type="float">
            <text:p>0.598963</text:p>
          </table:table-cell>
          <table:table-cell table:style-name="ce5" office:value-type="float" office:value="0.709007" calcext:value-type="float">
            <text:p>0.709007</text:p>
          </table:table-cell>
          <table:table-cell table:style-name="ce5" office:value-type="float" office:value="0.391729" calcext:value-type="float">
            <text:p>0.391729</text:p>
          </table:table-cell>
          <table:table-cell table:style-name="ce5" office:value-type="float" office:value="0.520033" calcext:value-type="float">
            <text:p>0.520033</text:p>
          </table:table-cell>
          <table:table-cell table:style-name="ce5" office:value-type="float" office:value="0.429785" calcext:value-type="float">
            <text:p>0.429785</text:p>
          </table:table-cell>
          <table:table-cell table:style-name="ce5" office:value-type="float" office:value="0.951198" calcext:value-type="float">
            <text:p>0.95119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table:style-name="ce2" office:value-type="string" calcext:value-type="string">
            <text:p>ORB</text:p>
          </table:table-cell>
          <table:table-cell table:style-name="ce5" office:value-type="float" office:value="1.13331" calcext:value-type="float">
            <text:p>1.13331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4.08817" calcext:value-type="float">
            <text:p>4.08817</text:p>
          </table:table-cell>
          <table:table-cell table:style-name="ce5" office:value-type="float" office:value="3.92887" calcext:value-type="float">
            <text:p>3.92887</text:p>
          </table:table-cell>
          <table:table-cell table:style-name="ce5" office:value-type="float" office:value="2.58138" calcext:value-type="float">
            <text:p>2.58138</text:p>
          </table:table-cell>
          <table:table-cell table:style-name="ce26"/>
          <table:table-cell table:style-name="ce5" office:value-type="float" office:value="1.17448" calcext:value-type="float">
            <text:p>1.1744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table:style-name="ce2" office:value-type="string" calcext:value-type="string">
            <text:p>FREAK</text:p>
          </table:table-cell>
          <table:table-cell table:style-name="ce5" office:value-type="float" office:value="28.1428" calcext:value-type="float">
            <text:p>28.1428</text:p>
          </table:table-cell>
          <table:table-cell table:style-name="ce5" office:value-type="float" office:value="29.1079" calcext:value-type="float">
            <text:p>29.1079</text:p>
          </table:table-cell>
          <table:table-cell table:style-name="ce5" office:value-type="float" office:value="28.7739" calcext:value-type="float">
            <text:p>28.7739</text:p>
          </table:table-cell>
          <table:table-cell table:style-name="ce5" office:value-type="float" office:value="28.6039" calcext:value-type="float">
            <text:p>28.6039</text:p>
          </table:table-cell>
          <table:table-cell table:style-name="ce5" office:value-type="float" office:value="29.0359" calcext:value-type="float">
            <text:p>29.0359</text:p>
          </table:table-cell>
          <table:table-cell table:style-name="ce5" office:value-type="float" office:value="29.079" calcext:value-type="float">
            <text:p>29.079</text:p>
          </table:table-cell>
          <table:table-cell table:style-name="ce5" office:value-type="float" office:value="28.6078" calcext:value-type="float">
            <text:p>28.607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2" office:value-type="string" calcext:value-type="string">
            <text:p>AKAZE</text:p>
          </table:table-cell>
          <table:table-cell table:style-name="ce6"/>
          <table:table-cell table:style-name="ce13"/>
          <table:table-cell table:style-name="ce17"/>
          <table:table-cell table:style-name="ce21"/>
          <table:table-cell table:style-name="ce5" office:value-type="float" office:value="24.3622" calcext:value-type="float">
            <text:p>24.3622</text:p>
          </table:table-cell>
          <table:table-cell table:style-name="ce27"/>
          <table:table-cell table:style-name="ce32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style-name="ce2" office:value-type="string" calcext:value-type="string">
            <text:p>SIFT</text:p>
          </table:table-cell>
          <table:table-cell table:style-name="ce5" office:value-type="float" office:value="11.145" calcext:value-type="float">
            <text:p>11.145</text:p>
          </table:table-cell>
          <table:table-cell table:style-name="ce5" office:value-type="float" office:value="11.1716" calcext:value-type="float">
            <text:p>11.1716</text:p>
          </table:table-cell>
          <table:table-cell table:style-name="ce5" office:value-type="float" office:value="16.3045" calcext:value-type="float">
            <text:p>16.3045</text:p>
          </table:table-cell>
          <table:table-cell table:style-name="ce5" office:value-type="float" office:value="17.8796" calcext:value-type="float">
            <text:p>17.8796</text:p>
          </table:table-cell>
          <table:table-cell table:style-name="ce5" office:value-type="float" office:value="12.7431" calcext:value-type="float">
            <text:p>12.7431</text:p>
          </table:table-cell>
          <table:table-cell table:style-name="ce5" office:value-type="float" office:value="41.3697" calcext:value-type="float">
            <text:p>41.3697</text:p>
          </table:table-cell>
          <table:table-cell table:style-name="ce5" office:value-type="float" office:value="8.42116" calcext:value-type="float">
            <text:p>8.42116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style-name="ce1" office:value-type="string" calcext:value-type="string" table:number-columns-spanned="8" table:number-rows-spanned="1">
            <text:p>Count/Time Ratio for Different Detector Descriptor Combinations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2"/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SHITOMASI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2" office:value-type="string" calcext:value-type="string">
            <text:p>BRIEF</text:p>
          </table:table-cell>
          <table:table-cell table:style-name="ce7" table:formula="of:=[.P33]/[.P57]" office:value-type="float" office:value="51.2361058434209" calcext:value-type="float">
            <text:p>51.2361058434</text:p>
          </table:table-cell>
          <table:table-cell table:style-name="ce7" table:formula="of:=[.Q33]/[.Q57]" office:value-type="float" office:value="1034.98610914913" calcext:value-type="float">
            <text:p>1034.9861091491</text:p>
          </table:table-cell>
          <table:table-cell table:style-name="ce8" table:formula="of:=[.R33]/[.R57]" office:value-type="float" office:value="69.8626735174179" calcext:value-type="float">
            <text:p>69.8626735174</text:p>
          </table:table-cell>
          <table:table-cell table:style-name="ce8" table:formula="of:=[.S33]/[.S57]" office:value-type="float" office:value="112.615672161053" calcext:value-type="float">
            <text:p>112.6156721611</text:p>
          </table:table-cell>
          <table:table-cell table:style-name="ce8" table:formula="of:=[.T33]/[.T57]" office:value-type="float" office:value="42.7991408934534" calcext:value-type="float">
            <text:p>42.7991408935</text:p>
          </table:table-cell>
          <table:table-cell table:style-name="ce8" table:formula="of:=[.U33]/[.U57]" office:value-type="float" office:value="14.4585504561704" calcext:value-type="float">
            <text:p>14.4585504562</text:p>
          </table:table-cell>
          <table:table-cell table:style-name="ce8" table:formula="of:=[.V33]/[.V57]" office:value-type="float" office:value="254.489577515032" calcext:value-type="float">
            <text:p>254.48957751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2" office:value-type="string" calcext:value-type="string">
            <text:p>ORB</text:p>
          </table:table-cell>
          <table:table-cell table:style-name="ce8" table:formula="of:=[.P34]/[.P58]" office:value-type="float" office:value="48.1582730562191" calcext:value-type="float">
            <text:p>48.1582730562</text:p>
          </table:table-cell>
          <table:table-cell table:style-name="ce7" table:formula="of:=[.Q34]/[.Q58]" office:value-type="float" office:value="683.608148915514" calcext:value-type="float">
            <text:p>683.6081489155</text:p>
          </table:table-cell>
          <table:table-cell table:style-name="ce8" table:formula="of:=[.R34]/[.R58]" office:value-type="float" office:value="54.5195206171293" calcext:value-type="float">
            <text:p>54.5195206171</text:p>
          </table:table-cell>
          <table:table-cell table:style-name="ce8" table:formula="of:=[.S34]/[.S58]" office:value-type="float" office:value="90.9215980667197" calcext:value-type="float">
            <text:p>90.9215980667</text:p>
          </table:table-cell>
          <table:table-cell table:style-name="ce8" table:formula="of:=[.T34]/[.T58]" office:value-type="float" office:value="37.3561456548355" calcext:value-type="float">
            <text:p>37.3561456548</text:p>
          </table:table-cell>
          <table:table-cell table:style-name="ce28"/>
          <table:table-cell table:style-name="ce8" table:formula="of:=[.V34]/[.V58]" office:value-type="float" office:value="242.016233835403" calcext:value-type="float">
            <text:p>242.016233835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2" office:value-type="string" calcext:value-type="string">
            <text:p>FREAK</text:p>
          </table:table-cell>
          <table:table-cell table:style-name="ce8" table:formula="of:=[.P35]/[.P59]" office:value-type="float" office:value="12.0273546087637" calcext:value-type="float">
            <text:p>12.0273546088</text:p>
          </table:table-cell>
          <table:table-cell table:style-name="ce7" table:formula="of:=[.Q35]/[.Q59]" office:value-type="float" office:value="29.6914654317452" calcext:value-type="float">
            <text:p>29.6914654317</text:p>
          </table:table-cell>
          <table:table-cell table:style-name="ce8" table:formula="of:=[.R35]/[.R59]" office:value-type="float" office:value="29.0531420858783" calcext:value-type="float">
            <text:p>29.0531420859</text:p>
          </table:table-cell>
          <table:table-cell table:style-name="ce8" table:formula="of:=[.S35]/[.S59]" office:value-type="float" office:value="12.7142194619585" calcext:value-type="float">
            <text:p>12.714219462</text:p>
          </table:table-cell>
          <table:table-cell table:style-name="ce8" table:formula="of:=[.T35]/[.T59]" office:value-type="float" office:value="20.4317344253209" calcext:value-type="float">
            <text:p>20.4317344253</text:p>
          </table:table-cell>
          <table:table-cell table:style-name="ce8" table:formula="of:=[.U35]/[.U59]" office:value-type="float" office:value="7.6811680556671" calcext:value-type="float">
            <text:p>7.6811680557</text:p>
          </table:table-cell>
          <table:table-cell table:style-name="ce8" table:formula="of:=[.V35]/[.V59]" office:value-type="float" office:value="42.4955843752003" calcext:value-type="float">
            <text:p>42.49558437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2" office:value-type="string" calcext:value-type="string">
            <text:p>AKAZE</text:p>
          </table:table-cell>
          <table:table-cell table:style-name="ce9"/>
          <table:table-cell table:style-name="ce14"/>
          <table:table-cell table:style-name="ce18"/>
          <table:table-cell table:style-name="ce22"/>
          <table:table-cell table:style-name="ce7" table:formula="of:=[.T36]/[.T60]" office:value-type="float" office:value="23.5669815170472" calcext:value-type="float">
            <text:p>23.566981517</text:p>
          </table:table-cell>
          <table:table-cell table:style-name="ce29"/>
          <table:table-cell table:style-name="ce33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2" office:value-type="string" calcext:value-type="string">
            <text:p>SIFT</text:p>
          </table:table-cell>
          <table:table-cell table:style-name="ce8" table:formula="of:=[.P37]/[.P61]" office:value-type="float" office:value="16.8824837987869" calcext:value-type="float">
            <text:p>16.8824837988</text:p>
          </table:table-cell>
          <table:table-cell table:style-name="ce7" table:formula="of:=[.Q37]/[.Q61]" office:value-type="float" office:value="89.9051243084461" calcext:value-type="float">
            <text:p>89.9051243084</text:p>
          </table:table-cell>
          <table:table-cell table:style-name="ce8" table:formula="of:=[.R37]/[.R61]" office:value-type="float" office:value="41.1642016495691" calcext:value-type="float">
            <text:p>41.1642016496</text:p>
          </table:table-cell>
          <table:table-cell table:style-name="ce8" table:formula="of:=[.S37]/[.S61]" office:value-type="float" office:value="34.1557304081924" calcext:value-type="float">
            <text:p>34.1557304082</text:p>
          </table:table-cell>
          <table:table-cell table:style-name="ce8" table:formula="of:=[.T37]/[.T61]" office:value-type="float" office:value="30.380522018702" calcext:value-type="float">
            <text:p>30.3805220187</text:p>
          </table:table-cell>
          <table:table-cell table:style-name="ce8" table:formula="of:=[.U37]/[.U61]" office:value-type="float" office:value="8.93929658909964" calcext:value-type="float">
            <text:p>8.9392965891</text:p>
          </table:table-cell>
          <table:table-cell table:style-name="ce8" table:formula="of:=[.V37]/[.V61]" office:value-type="float" office:value="115.485321815597" calcext:value-type="float">
            <text:p>115.485321815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style-name="ce1" office:value-type="string" calcext:value-type="string" table:number-columns-spanned="8" table:number-rows-spanned="1">
            <text:p>Total <text:s/>Time for Different Detector Descriptor Combinations</text:p>
          </table:table-cell>
          <table:covered-table-cell table:number-columns-repeated="7" table:style-name="ce2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2"/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SHITOMASI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2" office:value-type="string" calcext:value-type="string">
            <text:p>BRIEF</text:p>
          </table:table-cell>
          <table:table-cell table:style-name="ce10" table:formula="of:=[.P41]+[.X38]" office:value-type="float" office:value="7.904582" calcext:value-type="float">
            <text:p>7.904582</text:p>
          </table:table-cell>
          <table:table-cell table:style-name="ce10" table:formula="of:=[.Q41]+[.Y38]" office:value-type="float" office:value="1.06185" calcext:value-type="float">
            <text:p>1.06185</text:p>
          </table:table-cell>
          <table:table-cell table:style-name="ce10" table:formula="of:=[.R41]+[.Z38]" office:value-type="float" office:value="24.390707" calcext:value-type="float">
            <text:p>24.390707</text:p>
          </table:table-cell>
          <table:table-cell table:style-name="ce10" table:formula="of:=[.S41]+[.AA38]" office:value-type="float" office:value="4.821709" calcext:value-type="float">
            <text:p>4.821709</text:p>
          </table:table-cell>
          <table:table-cell table:style-name="ce10" table:formula="of:=[.T41]+[.AB38]" office:value-type="float" office:value="29.580033" calcext:value-type="float">
            <text:p>29.580033</text:p>
          </table:table-cell>
          <table:table-cell table:style-name="ce10" table:formula="of:=[.U41]+[.AC38]" office:value-type="float" office:value="48.552585" calcext:value-type="float">
            <text:p>48.552585</text:p>
          </table:table-cell>
          <table:table-cell table:style-name="ce10" table:formula="of:=[.V41]+[.AD38]" office:value-type="float" office:value="6.817568" calcext:value-type="float">
            <text:p>6.81756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2" office:value-type="string" calcext:value-type="string">
            <text:p>ORB</text:p>
          </table:table-cell>
          <table:table-cell table:style-name="ce10" table:formula="of:=[.P42]+[.X38]" office:value-type="float" office:value="8.40977" calcext:value-type="float">
            <text:p>8.40977</text:p>
          </table:table-cell>
          <table:table-cell table:style-name="ce10" table:formula="of:=[.Q42]+[.Y38]" office:value-type="float" office:value="1.566687" calcext:value-type="float">
            <text:p>1.566687</text:p>
          </table:table-cell>
          <table:table-cell table:style-name="ce10" table:formula="of:=[.R42]+[.Z38]" office:value-type="float" office:value="27.76987" calcext:value-type="float">
            <text:p>27.76987</text:p>
          </table:table-cell>
          <table:table-cell table:style-name="ce10" table:formula="of:=[.S42]+[.AA38]" office:value-type="float" office:value="8.35885" calcext:value-type="float">
            <text:p>8.35885</text:p>
          </table:table-cell>
          <table:table-cell table:style-name="ce10" table:formula="of:=[.T42]+[.AB38]" office:value-type="float" office:value="31.64138" calcext:value-type="float">
            <text:p>31.64138</text:p>
          </table:table-cell>
          <table:table-cell table:style-name="ce10" table:formula="of:=[.U42]+[.AC38]" office:value-type="float" office:value="48.1228" calcext:value-type="float">
            <text:p>48.1228</text:p>
          </table:table-cell>
          <table:table-cell table:style-name="ce10" table:formula="of:=[.V42]+[.AD38]" office:value-type="float" office:value="7.04085" calcext:value-type="float">
            <text:p>7.0408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2" office:value-type="string" calcext:value-type="string">
            <text:p>FREAK</text:p>
          </table:table-cell>
          <table:table-cell table:style-name="ce10" table:formula="of:=[.P43]+[.X38]" office:value-type="float" office:value="35.41926" calcext:value-type="float">
            <text:p>35.41926</text:p>
          </table:table-cell>
          <table:table-cell table:style-name="ce10" table:formula="of:=[.Q43]+[.Y38]" office:value-type="float" office:value="29.570787" calcext:value-type="float">
            <text:p>29.570787</text:p>
          </table:table-cell>
          <table:table-cell table:style-name="ce10" table:formula="of:=[.R43]+[.Z38]" office:value-type="float" office:value="52.4556" calcext:value-type="float">
            <text:p>52.4556</text:p>
          </table:table-cell>
          <table:table-cell table:style-name="ce10" table:formula="of:=[.S43]+[.AA38]" office:value-type="float" office:value="33.03388" calcext:value-type="float">
            <text:p>33.03388</text:p>
          </table:table-cell>
          <table:table-cell table:style-name="ce10" table:formula="of:=[.T43]+[.AB38]" office:value-type="float" office:value="58.0959" calcext:value-type="float">
            <text:p>58.0959</text:p>
          </table:table-cell>
          <table:table-cell table:style-name="ce10" table:formula="of:=[.U43]+[.AC38]" office:value-type="float" office:value="77.2018" calcext:value-type="float">
            <text:p>77.2018</text:p>
          </table:table-cell>
          <table:table-cell table:style-name="ce10" table:formula="of:=[.V43]+[.AD38]" office:value-type="float" office:value="34.47417" calcext:value-type="float">
            <text:p>34.47417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2" office:value-type="string" calcext:value-type="string">
            <text:p>AKAZE</text:p>
          </table:table-cell>
          <table:table-cell table:style-name="ce11"/>
          <table:table-cell table:style-name="ce15"/>
          <table:table-cell table:style-name="ce19"/>
          <table:table-cell table:style-name="ce23"/>
          <table:table-cell table:style-name="ce10" table:formula="of:=[.T44]+[.AB38]" office:value-type="float" office:value="53.4222" calcext:value-type="float">
            <text:p>53.4222</text:p>
          </table:table-cell>
          <table:table-cell table:style-name="ce30"/>
          <table:table-cell table:style-name="ce34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2" office:value-type="string" calcext:value-type="string">
            <text:p>SIFT</text:p>
          </table:table-cell>
          <table:table-cell table:style-name="ce10" table:formula="of:=[.P45]+[.X38]" office:value-type="float" office:value="18.42146" calcext:value-type="float">
            <text:p>18.42146</text:p>
          </table:table-cell>
          <table:table-cell table:style-name="ce10" table:formula="of:=[.Q45]+[.Y38]" office:value-type="float" office:value="11.634487" calcext:value-type="float">
            <text:p>11.634487</text:p>
          </table:table-cell>
          <table:table-cell table:style-name="ce10" table:formula="of:=[.R45]+[.Z38]" office:value-type="float" office:value="39.9862" calcext:value-type="float">
            <text:p>39.9862</text:p>
          </table:table-cell>
          <table:table-cell table:style-name="ce10" table:formula="of:=[.S45]+[.AA38]" office:value-type="float" office:value="22.30958" calcext:value-type="float">
            <text:p>22.30958</text:p>
          </table:table-cell>
          <table:table-cell table:style-name="ce10" table:formula="of:=[.T45]+[.AB38]" office:value-type="float" office:value="41.8031" calcext:value-type="float">
            <text:p>41.8031</text:p>
          </table:table-cell>
          <table:table-cell table:style-name="ce10" table:formula="of:=[.U45]+[.AC38]" office:value-type="float" office:value="89.4925" calcext:value-type="float">
            <text:p>89.4925</text:p>
          </table:table-cell>
          <table:table-cell table:style-name="ce10" table:formula="of:=[.V45]+[.AD38]" office:value-type="float" office:value="14.28753" calcext:value-type="float">
            <text:p>14.28753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calcext:conditional-formats>
          <calcext:conditional-format calcext:target-range-address="Sheet1.P33:Sheet1.V35 Sheet1.P37:Sheet1.V37 Sheet1.T36:Sheet1.T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36:Sheet1.U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36:Sheet1.V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36:Sheet1.S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R36:Sheet1.R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Q36:Sheet1.Q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36:Sheet1.P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41:Sheet1.V41 Sheet1.P43:Sheet1.V43 Sheet1.P42:Sheet1.T42 Sheet1.V42:Sheet1.V42 Sheet1.P45:Sheet1.V45 Sheet1.T44:Sheet1.T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49:Sheet1.V49 Sheet1.Q53:Sheet1.V53 Sheet1.T49:Sheet1.T53 Sheet1.Q51:Sheet1.V51 Sheet1.P53:Sheet1.P53 Sheet1.P50:Sheet1.Q51 Sheet1.V49:Sheet1.V51 Sheet1.R50:Sheet1.T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42:Sheet1.U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44:Sheet1.U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4:Sheet1.V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4:Sheet1.S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R44:Sheet1.R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Q44:Sheet1.Q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44:Sheet1.P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Q52:Sheet1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R52:Sheet1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52:Sheet1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52:Sheet1.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52:Sheet1.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57:Sheet1.V59 Sheet1.P61:Sheet1.V61 Sheet1.T59:Sheet1.T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60:Sheet1.U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60:Sheet1.V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60:Sheet1.S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R60:Sheet1.R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Q60:Sheet1.Q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60:Sheet1.P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50:Sheet1.U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52:Sheet1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15:57:58.53847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57:43.078403543</meta:creation-date>
    <dc:date>2019-07-29T17:29:44.019915478</dc:date>
    <meta:editing-duration>PT25M17S</meta:editing-duration>
    <meta:editing-cycles>4</meta:editing-cycles>
    <meta:generator>LibreOffice/5.1.6.2$Linux_X86_64 LibreOffice_project/10m0$Build-2</meta:generator>
    <meta:document-statistic meta:table-count="1" meta:cell-count="2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treat-empty-cells="use-zero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55" chart:interval-maj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85cm" svg:height="10.361cm" xlink:href=".." xlink:type="simple" chart:class="chart:bar" chart:style-name="ch1">
        <chart:title svg:x="5.865cm" svg:y="0.343cm" chart:style-name="ch2">
          <text:p>Key Points Count and Detection Time </text:p>
        </chart:title>
        <chart:legend chart:legend-position="top" svg:x="7.519cm" svg:y="1.307cm" style:legend-expansion="wide" chart:style-name="ch3"/>
        <chart:plot-area chart:style-name="ch4" table:cell-range-address="Sheet1.A2:Sheet1.C8" chart:data-source-has-labels="both" svg:x="0.278cm" svg:y="0.82cm" svg:width="18.975cm" svg:height="9.443cm">
          <chartooo:coordinate-region svg:x="1.27cm" svg:y="1.019cm" svg:width="17.361cm" svg:height="8.597cm"/>
          <chart:axis chart:dimension="x" chart:name="primary-x" chart:style-name="ch5" chartooo:axis-type="auto">
            <chartooo:date-scale/>
            <chart:categories table:cell-range-address="Sheet1.A2:Sheet1.A8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2:Sheet1.B8" loext:label-string="keypoints" chart:class="chart:bar">
            <chart:data-point chart:repeated="7"/>
          </chart:series>
          <chart:series chart:attached-axis="secondary-y" chart:style-name="ch11" chart:values-cell-range-address="Sheet1.C2:Sheet1.C8" loext:label-string="time_in_ms" chart:class="chart:bar">
            <chart:data-point chart:style-name="ch12"/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points</text:p>
              </table:table-cell>
              <table:table-cell office:value-type="string">
                <text:p>time_in_ms</text:p>
              </table:table-cell>
            </table:table-row>
          </table:table-header-rows>
          <table:table-rows>
            <table:table-row>
              <table:table-cell office:value-type="string">
                <text:p>AKAZE</text:p>
                <draw:g>
                  <svg:desc>Sheet1.A2:Sheet1.A8</svg:desc>
                </draw:g>
              </table:table-cell>
              <table:table-cell office:value-type="float" office:value="1670">
                <text:p>1670</text:p>
                <draw:g>
                  <svg:desc>Sheet1.B2:Sheet1.B8</svg:desc>
                </draw:g>
              </table:table-cell>
              <table:table-cell office:value-type="float" office:value="29.06">
                <text:p>29.0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762">
                <text:p>276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1491">
                <text:p>14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ARRIS</text:p>
              </table:table-cell>
              <table:table-cell office:value-type="float" office:value="1084">
                <text:p>108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1160">
                <text:p>116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SHITOMASI</text:p>
              </table:table-cell>
              <table:table-cell office:value-type="float" office:value="2326">
                <text:p>23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1386">
                <text:p>1386</text:p>
              </table:table-cell>
              <table:table-cell office:value-type="float" office:value="48.12">
                <text:p>48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51cm" svg:y="0.316cm" chart:style-name="ch2">
          <text:p>ORB Neighborhood Size Distribution </text:p>
        </chart:title>
        <chart:legend svg:x="6.948cm" svg:y="1.807cm" style:legend-expansion="custom" chartooo:width="2.212cm" chartooo:height="0.598cm" style:legend-expansion-aspect-ratio="3.69899665551839" chart:style-name="ch3"/>
        <chart:plot-area chart:style-name="ch4" table:cell-range-address="Sheet1.A15:Sheet1.B22" chart:data-source-has-labels="both" svg:x="0.319cm" svg:y="1.275cm" svg:width="15.36cm" svg:height="7.551cm">
          <chartooo:coordinate-region svg:x="1.126cm" svg:y="1.474cm" svg:width="14.553cm" svg:height="6.705cm"/>
          <chart:axis chart:dimension="x" chart:name="primary-x" chart:style-name="ch5" chartooo:axis-type="auto">
            <chartooo:date-scale/>
            <chart:categories table:cell-range-address="Sheet1.A15:Sheet1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B22" loext:label-string="size_count" chart:class="chart:bar">
            <chart:data-point chart:style-name="ch9" chart:repeated="2"/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_count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15:Sheet1.A22</svg:desc>
                </draw:g>
              </table:table-cell>
              <table:table-cell office:value-type="float" office:value="241">
                <text:p>241</text:p>
                <draw:g>
                  <svg:desc>Sheet1.B15:Sheet1.B22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4cm" svg:height="9.006cm" xlink:href=".." xlink:type="simple" chart:class="chart:bar" chart:style-name="ch1">
        <chart:title svg:x="6.53cm" svg:y="0.316cm" chart:style-name="ch2">
          <text:p>SIFT Size Distribution</text:p>
        </chart:title>
        <chart:legend svg:x="6.486cm" svg:y="1.714cm" style:legend-expansion="custom" chartooo:width="2.212cm" chartooo:height="0.598cm" style:legend-expansion-aspect-ratio="3.69899665551839" chart:style-name="ch3"/>
        <chart:plot-area chart:style-name="ch4" table:cell-range-address="Sheet1.A34:Sheet1.B65" chart:data-source-has-labels="both" svg:x="0.35cm" svg:y="1.275cm" svg:width="16.84cm" svg:height="7.551cm">
          <chartooo:coordinate-region svg:x="1.157cm" svg:y="1.474cm" svg:width="16.033cm" svg:height="6.705cm"/>
          <chart:axis chart:dimension="x" chart:name="primary-x" chart:style-name="ch5" chartooo:axis-type="auto">
            <chartooo:date-scale/>
            <chart:categories table:cell-range-address="Sheet1.A34:Sheet1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4:Sheet1.B65" loext:label-string="size_count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_coun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4:Sheet1.A65</svg:desc>
                </draw:g>
              </table:table-cell>
              <table:table-cell office:value-type="float" office:value="233">
                <text:p>233</text:p>
                <draw:g>
                  <svg:desc>Sheet1.B34:Sheet1.B6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